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46.45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1pt" fo:break-before="auto" style:use-optimal-row-height="fals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fo:color="#b47804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" style:family="text">
      <style:text-properties style:use-window-font-color="true"/>
    </style:style>
    <style:style style:name="T6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tmtBody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Equality | Inequality | Membership | ParameterDef | ShortFunDef | CaseStmt | ExprStmt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1">','</text:span> | <text:span text:style-name="T1">'\n'</text:span>) <text:span text:style-name="T1">'\n'</text:span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<text:span text:style-name="T1">'='</text:span> 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1">'≠'</text:span> 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1">'&lt;'</text:span> | <text:span text:style-name="T1">'≤'</text:span>) Expr)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1">‘&gt;’</text:span> | <text:span text:style-name="T1">‘≥’</text:span>) 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(</text:span><text:span text:style-name="T3">‘,’</text:span><text:span text:style-name="T2"> Identifier</text:span>)* <text:span text:style-name="T1">‘∈’</text:span> SetTer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ameter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</text:span><text:span text:style-name="T3">‘:’</text:span><text:span text:style-name="T2"> SetLiteral (</text:span><text:span text:style-name="T3">‘×’</text:span><text:span text:style-name="T2"> SetLiteral)* </text:span><text:span text:style-name="T3">‘→’</text:span> SetLiter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rtFun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</text:span><text:span text:style-name="T3">‘:’</text:span><text:span text:style-name="T2"> </text:span><text:span text:style-name="T3">‘(’</text:span><text:span text:style-name="T4"> (Identifier (</text:span><text:span text:style-name="T3">‘,’</text:span><text:span text:style-name="T4"> Identifier)*)?</text:span><text:span text:style-name="T3"> ‘)’ ‘↦’ </text:span><text:span text:style-name="T4">Expr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e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</text:span><text:span text:style-name="T3">'=' '⁜c’ </text:span><text:span text:style-name="T4">(</text:span><text:span text:style-name="T3">‘⏴’ </text:span><text:span text:style-name="T4">Expr</text:span><text:span text:style-name="T3"> ‘⏵⏴’</text:span><text:span text:style-name="T4"> StmtBody</text:span><text:span text:style-name="T3"> ‘⏵’</text:span><text:span text:style-name="T4">)+</text:span></text:p>
          </table:table-cell>
          <table:table-cell office:value-type="string" calcext:value-type="string">
            <text:p>There isn’t an “else” case; coverage is up to the user. Also, cannot be reached from exp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Disjunction (</text:span><text:span text:style-name="T3">'\n'</text:span><text:span text:style-name="T2">? </text:span><text:span text:style-name="T3">‘∧’</text:span><text:span text:style-name="T2"> </text:span><text:span text:style-name="T3">'\n'</text:span><text:span text:style-name="T2">? </text:span>Disjunction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Addition (</text:span><text:span text:style-name="T3">'\n'</text:span><text:span text:style-name="T2">? </text:span><text:span text:style-name="T3">‘∨’</text:span><text:span text:style-name="T2"> </text:span><text:span text:style-name="T3">'\n'</text:span><text:span text:style-name="T2">? </text:span>Addition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ExplicitMult (</text:span><text:span text:style-name="T3">'\n'</text:span><text:span text:style-name="T2">? (</text:span><text:span text:style-name="T3">'+'</text:span><text:span text:style-name="T2"> | </text:span><text:span text:style-name="T3">'-' </text:span><text:span text:style-name="T4">|</text:span><text:span text:style-name="T3"> '∩' </text:span><text:span text:style-name="T4">|</text:span><text:span text:style-name="T3"> '∪' </text:span><text:span text:style-name="T4">|</text:span><text:span text:style-name="T3"> ‘±’</text:span><text:span text:style-name="T4"> | </text:span><text:span text:style-name="T3">‘∓’</text:span><text:span text:style-name="T2">) </text:span><text:span text:style-name="T3">'\n'</text:span><text:span text:style-name="T2">? ExplicitMult</text:span>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mplicitMult (</text:span><text:span text:style-name="T3">'\n'</text:span><text:span text:style-name="T2">? (</text:span><text:span text:style-name="T3">'*'</text:span><text:span text:style-name="T2"> |</text:span><text:span text:style-name="T3"> '/' </text:span><text:span text:style-name="T4">|</text:span><text:span text:style-name="T3"> '\' </text:span><text:span text:style-name="T4">|</text:span><text:span text:style-name="T3"> '/' </text:span><text:span text:style-name="T4">|</text:span><text:span text:style-name="T3"> '⋅' </text:span><text:span text:style-name="T4">|</text:span><text:span text:style-name="T3"> '÷' </text:span><text:span text:style-name="T4">|</text:span><text:span text:style-name="T3"> '%' </text:span><text:span text:style-name="T4">|</text:span><text:span text:style-name="T3"> '×'</text:span>) <text:span text:style-name="T1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5">(</text:span><text:span text:style-name="T1">'-'</text:span><text:span text:style-name="T5"> | </text:span><text:span text:style-name="T1">‘¬’</text:span><text:span text:style-name="T5">)</text:span>? RightUn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1">‘!’</text:span>* | <text:span text:style-name="T1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Primitive (<text:span text:style-name="T1">‘^’</text:span> 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|’</text:span> Expr <text:span text:style-name="T1">‘|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‖’</text:span> Expr <text:span text:style-name="T1">‘‖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⌈'</text:span> Expr <text:span text:style-name="T1">'⌉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⌊'</text:span> Expr <text:span text:style-name="T1">'⌋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('</text:span> NestedExpr <text:span text:style-name="T1">')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['</text:span><text:span text:style-name="T2"> NestedExpr </text:span><text:span text:style-name="T3">']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⟨'</text:span><text:span text:style-name="T2"> NestedExpr </text:span><text:span text:style-name="T3">'⟩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⟪'</text:span><text:span text:style-name="T2"> NestedExpr </text:span><text:span text:style-name="T3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scapeExp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capeExpr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EscapedGrouping | Fraction | Matrix | Root | Script | UnderscriptedWor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’ </text:span><text:span text:style-name="T4">(</text:span><text:span text:style-name="T3">‘→’</text:span><text:span text:style-name="T4"> | </text:span><text:span text:style-name="T3">‘ā’</text:span><text:span text:style-name="T4"> | </text:span><text:span text:style-name="T3">‘ă’</text:span><text:span text:style-name="T4"> | </text:span><text:span text:style-name="T3">‘ȧ’</text:span><text:span text:style-name="T4"> |</text:span><text:span text:style-name="T3"> ‘ä’</text:span><text:span text:style-name="T4"> |</text:span><text:span text:style-name="T3"> ‘⋯’</text:span><text:span text:style-name="T4"> | </text:span><text:span text:style-name="T3">‘â’</text:span><text:span text:style-name="T4"> | </text:span><text:span text:style-name="T3">‘ã’</text:span><text:span text:style-name="T4">) </text:span><text:span text:style-name="T3">‘⏴’</text:span><text:span text:style-name="T4"> Expr </text:span><text:span text:style-name="T3">‘⏵’</text:span>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∫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<text:span text:style-name="T2">)?)? Expr? </text:span><text:span text:style-name="T3">‘d’</text:span><text:span text:style-name="T4"> Identifier</text:span>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∑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)?)? Expr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∏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)?)? Expr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b⏴’</text:span> Expr <text:span text:style-name="T1">‘⏵⏴’</text:span> Expr <text:span text:style-name="T1">‘⏵’</text:span>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scapedGrouping</text:p>
          </table:table-cell>
          <table:table-cell table:style-name="ce19" office:value-type="string" calcext:value-type="string">
            <text:p>⇒</text:p>
          </table:table-cell>
          <table:table-cell table:style-name="ce23" office:value-type="string" calcext:value-type="string">
            <text:p>EscAbs | EscNorm | EscCeil | EscFloor | EscParens | EscBrackets | EscAngles | EscDoubleAngles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Esc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||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‖‖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⌈⌉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⌊⌋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()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[]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⟨⟩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⟪⟫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f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⊞⏴’</text:span> ℕ(rows) <text:span text:style-name="T1">‘⏵⏴’</text:span> ℕ(cols) <text:span text:style-name="T1">‘⏵’ </text:span>(<text:span text:style-name="T1">‘⏴’</text:span> Expr <text:span text:style-name="T1">‘⏵’</text:span>)+rows*co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√⏴’</text:span><text:span text:style-name="T2"> Expr </text:span><text:span text:style-name="T3">‘⏵’ </text:span><text:span text:style-name="T4">(</text:span><text:span text:style-name="T3">‘⏴’</text:span><text:span text:style-name="T4"> Expr </text:span><text:span text:style-name="T3">‘⏵’</text:span><text:span text:style-name="T5">)?</text:span></text:p>
          </table:table-cell>
          <table:table-cell office:value-type="string" calcext:value-type="string">
            <text:p><text:span text:style-name="T2">Optional arg is script power. Maybe positive root is </text:span><text:span text:style-name="T3">'⁜√⏴’</text:span><text:span text:style-name="T2"> Expr </text:span><text:span text:style-name="T3">‘⏵⏴+⏵’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_⏴’</text:span> Expr <text:span text:style-name="T1">‘⏵⏴’</text:span> Expr <text:span text:style-name="T1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^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Δ⏴’</text:span><text:span text:style-name="T2"> Expr </text:span><text:span text:style-name="T3">‘⏵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lim⏵⏴’ </text:span><text:span text:style-name="T4">Expr </text:span><text:span text:style-name="T3">‘→’</text:span><text:span text:style-name="T4"> Expr</text:span><text:span text:style-name="T3"> 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’ </text:span><text:span text:style-name="T2">(</text:span><text:span text:style-name="T3">‘max’</text:span><text:span text:style-name="T2"> | </text:span><text:span text:style-name="T3">‘min’</text:span><text:span text:style-name="T2"> | </text:span><text:span text:style-name="T3">‘sup’</text:span><text:span text:style-name="T2"> | </text:span><text:span text:style-name="T3">‘inf’</text:span><text:span text:style-name="T2">) </text:span><text:span text:style-name="T3">‘⏵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Finite | SubsetSelect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Finit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{'</text:span> (Expr (<text:span text:style-name="T1">','</text:span> Expr)*)? <text:span text:style-name="T1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setSelec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{'</text:span><text:span text:style-name="T2"> Identifier </text:span><text:span text:style-name="T3">‘∈’ </text:span>Expr <text:span text:style-name="T1">':'</text:span> Stmt <text:span text:style-name="T1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1">'('</text:span> | <text:span text:style-name="T1">'['</text:span>) Expr <text:span text:style-name="T1">','</text:span> Expr (<text:span text:style-name="T1">')'</text:span> | <text:span text:style-name="T1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1">‘(‘</text:span> (Expr (<text:span text:style-name="T1">‘,’</text:span> Expr)*)? <text:span text:style-name="T1">‘)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Grouping | </text:span>Ident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∅’</text:span><text:span text:style-name="T2"> | </text:span><text:span text:style-name="T3">‘ℝ’</text:span><text:span text:style-name="T2"> | </text:span><text:span text:style-name="T3">‘ℝ⁺’</text:span><text:span text:style-name="T2"> | </text:span><text:span text:style-name="T3">‘ℤ’</text:span><text:span text:style-name="T2"> | </text:span><text:span text:style-name="T3">‘ℤ⁺’</text:span><text:span text:style-name="T4"> |</text:span><text:span text:style-name="T3"> ‘ℤ⁻’ </text:span><text:span text:style-name="T2">| </text:span><text:span text:style-name="T3">‘𝔹’</text:span><text:span text:style-name="T2"> | </text:span><text:span text:style-name="T3">‘ℂ’</text:span><text:span text:style-name="T2"> | </text:span><text:span text:style-name="T3">‘ℚ’</text:span><text:span text:style-name="T4"> | </text:span><text:span text:style-name="T3">‘ℚ⁺’</text:span><text:span text:style-name="T4"> | </text:span><text:span text:style-name="T3">‘ℕ’</text:span><text:span text:style-name="T4"> |</text:span><text:span text:style-name="T3"> ‘ℍ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1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08:57:03.6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3-11T09:01:28.060000000</dc:date>
    <meta:editing-duration>PT4H6M13S</meta:editing-duration>
    <meta:editing-cycles>75</meta:editing-cycles>
    <meta:generator>LibreOffice/6.1.5.2$Windows_X86_64 LibreOffice_project/90f8dcf33c87b3705e78202e3df5142b201bd805</meta:generator>
    <meta:document-statistic meta:table-count="1" meta:cell-count="218" meta:object-count="0"/>
  </office:meta>
</office:document-meta>
</file>